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15in" fo:margin-left="-0.075in" table:align="left" style:writing-mode="lr-tb"/>
    </style:style>
    <style:style style:name="Table1.A" style:family="table-column">
      <style:table-column-properties style:column-width="1.8299in"/>
    </style:style>
    <style:style style:name="Table1.B" style:family="table-column">
      <style:table-column-properties style:column-width="1.9319in"/>
    </style:style>
    <style:style style:name="Table1.C" style:family="table-column">
      <style:table-column-properties style:column-width="0.9903in"/>
    </style:style>
    <style:style style:name="Table1.D" style:family="table-column">
      <style:table-column-properties style:column-width="2.4563in"/>
    </style:style>
    <style:style style:name="Table1.E" style:family="table-column">
      <style:table-column-properties style:column-width="1.941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0.0069in solid #000001"/>
    </style:style>
    <style:style style:name="Table1.B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center" style:justify-single-word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Header">
      <style:paragraph-properties>
        <style:tab-stops>
          <style:tab-stop style:position="4.5in" style:type="center"/>
          <style:tab-stop style:position="9in" style:type="right"/>
        </style:tab-stops>
      </style:paragraph-properties>
    </style:style>
    <style:style style:name="P5" style:family="paragraph" style:parent-style-name="Heading_20_2">
      <style:paragraph-properties>
        <style:tab-stops>
          <style:tab-stop style:position="6in" style:leader-style="solid" style:leader-text="_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size="20pt" fo:font-weight="bold" style:font-size-asian="20pt" style:font-weight-asian="bold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The following roster should be filled out by the team’s producer and submitted to the instructor no later than midnight Friday, January 19<text:span text:style-name="T1">th</text:span>. <text:s/>All fields must be filled in before submission. <text:s/>However, the team name and/or game name may be specified as “TBD” if either has still not been determined. <text:s/>Any changes/updates to the roster should be communicated to the instructor either via email or by submitting a hardcopy version of this document via the student drop-box (Clearly identify your instructor on the top of the form when submitted in this manner).</text:p>
      <text:p text:style-name="Standard">Team members should meet to discuss team roles before submitting their roster. <text:s/>For the purposes of the roster, the team roles are Lead Designer, Producer, Product Manager, Technical Director and Test Manager (five-person teams only).</text:p>
      <text:p text:style-name="Standard"><text:span text:style-name="T2">Please note that five-person teams are permitted by written permission of the instructor only. <text:s/>Permission is granted only under specific circumstances.</text:span></text:p>
      <text:h text:style-name="P5" text:outline-level="2">Team Name: Sausage Fox<text:tab/></text:h>
      <text:h text:style-name="P5" text:outline-level="2">Game Name <text:tab/></text:h>
      <text:h text:style-name="Heading_20_2" text:outline-level="2">Team Member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<text:span text:style-name="T3">Name (</text:span><text:span text:style-name="T2">Printed first and last name</text:span><text:span text:style-name="T3">)</text:span></text:p>
          </table:table-cell>
          <table:table-cell table:style-name="Table1.B1" office:value-type="string">
            <text:p text:style-name="P2"><text:span text:style-name="T3">Degree (CE, <text:s/>BSGD, RTIS)</text:span></text:p>
          </table:table-cell>
          <table:table-cell table:style-name="Table1.A1" office:value-type="string">
            <text:p text:style-name="P2"><text:span text:style-name="T3">GAM150 Section</text:span></text:p>
          </table:table-cell>
          <table:table-cell table:style-name="Table1.A1" office:value-type="string">
            <text:p text:style-name="P1"><text:span text:style-name="T2">DigiPen</text:span><text:span text:style-name="T3"> Email Address</text:span></text:p>
          </table:table-cell>
          <table:table-cell table:style-name="Table1.A1" office:value-type="string">
            <text:p text:style-name="P1"><text:span text:style-name="T3">Team Role</text:span></text:p>
          </table:table-cell>
        </table:table-row>
        <table:table-row table:style-name="Table1.1">
          <table:table-cell table:style-name="Table1.B1" office:value-type="string">
            <text:p text:style-name="P1">Daniel Muller</text:p>
            <text:p text:style-name="P1"/>
            <text:p text:style-name="P1"/>
          </table:table-cell>
          <table:table-cell table:style-name="Table1.B1" office:value-type="string">
            <text:p text:style-name="P1">RTIS</text:p>
          </table:table-cell>
          <table:table-cell table:style-name="Table1.B1" office:value-type="string">
            <text:p text:style-name="P1">C</text:p>
          </table:table-cell>
          <table:table-cell table:style-name="Table1.B1" office:value-type="string">
            <text:p text:style-name="P1"><text:a xlink:type="simple" xlink:href="mailto:d.muller@digipen.edu">d.muller@digipen.edu</text:a></text:p>
          </table:table-cell>
          <table:table-cell table:style-name="Table1.B1" office:value-type="string">
            <text:p text:style-name="P1"/>
          </table:table-cell>
        </table:table-row>
        <table:table-row table:style-name="Table1.1">
          <table:table-cell table:style-name="Table1.B1" office:value-type="string">
            <text:p text:style-name="P1">Kaden Nugent</text:p>
            <text:p text:style-name="P1"/>
            <text:p text:style-name="P1"/>
          </table:table-cell>
          <table:table-cell table:style-name="Table1.B1" office:value-type="string">
            <text:p text:style-name="P1">RTIS</text:p>
          </table:table-cell>
          <table:table-cell table:style-name="Table1.B1" office:value-type="string">
            <text:p text:style-name="P1">C</text:p>
          </table:table-cell>
          <table:table-cell table:style-name="Table1.B1" office:value-type="string">
            <text:p text:style-name="P1"><text:a xlink:type="simple" xlink:href="mailto:Kaden.n@digipen.edu">Kaden.n@digipen.edu</text:a></text:p>
          </table:table-cell>
          <table:table-cell table:style-name="Table1.B1" office:value-type="string">
            <text:p text:style-name="P1"/>
          </table:table-cell>
        </table:table-row>
        <table:table-row table:style-name="Table1.1">
          <table:table-cell table:style-name="Table1.B1" office:value-type="string">
            <text:p text:style-name="P1">Juli Gregg</text:p>
            <text:p text:style-name="P1"/>
            <text:p text:style-name="P1"/>
          </table:table-cell>
          <table:table-cell table:style-name="Table1.B1" office:value-type="string">
            <text:p text:style-name="P1">RTIS</text:p>
          </table:table-cell>
          <table:table-cell table:style-name="Table1.B1" office:value-type="string">
            <text:p text:style-name="P1">C</text:p>
          </table:table-cell>
          <table:table-cell table:style-name="Table1.B1" office:value-type="string">
            <text:p text:style-name="P1"><text:a xlink:type="simple" xlink:href="mailto:j.gregg@digipen.edu">j.gregg@digipen.edu</text:a></text:p>
          </table:table-cell>
          <table:table-cell table:style-name="Table1.B1" office:value-type="string">
            <text:p text:style-name="P1"/>
          </table:table-cell>
        </table:table-row>
        <table:table-row table:style-name="Table1.1">
          <table:table-cell table:style-name="Table1.B1" office:value-type="string">
            <text:p text:style-name="P1">Luke Conlon</text:p>
            <text:p text:style-name="P1"/>
            <text:p text:style-name="P1"/>
          </table:table-cell>
          <table:table-cell table:style-name="Table1.B1" office:value-type="string">
            <text:p text:style-name="P1">RTIS</text:p>
          </table:table-cell>
          <table:table-cell table:style-name="Table1.B1" office:value-type="string">
            <text:p text:style-name="P1">C</text:p>
          </table:table-cell>
          <table:table-cell table:style-name="Table1.B1" office:value-type="string">
            <text:p text:style-name="P1"><text:a xlink:type="simple" xlink:href="mailto:l.conlon@digipen.edu">l.conlon@digipen.edu</text:a></text:p>
          </table:table-cell>
          <table:table-cell table:style-name="Table1.B1" office:value-type="string">
            <text:p text:style-name="P1">Lead Designer</text:p>
          </table:table-cell>
        </table:table-row>
        <table:table-row table:style-name="Table1.1">
          <table:table-cell table:style-name="Table1.B1" office:value-type="string">
            <text:p text:style-name="P1"/>
            <text:p text:style-name="P1"/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  <table:table-cell table:style-name="Table1.B1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4.5in" style:type="center"/>
          <style:tab-stop style:position="9in" style:type="right"/>
        </style:tab-stops>
      </style:paragraph-properties>
    </style:style>
    <style:style style:name="MT1" style:family="text">
      <style:text-properties fo:font-size="20pt" fo:font-weight="bold" style:font-size-asian="20pt" style:font-weight-asian="bold" style:font-size-complex="20pt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0.7in" style:writing-mode="lr-tb" style:layout-grid-color="#c0c0c0" style:layout-grid-lines="3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GAM150 Team Roster</text:span></text:p>
      </style:header>
      <style:footer>
        <text:p text:style-name="Footer">All content © 2014 DigiPen (USA) Corporation, all rights reserved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AM150 Team Roster</dc:title>
    <meta:initial-creator>Doug Schilling</meta:initial-creator>
    <dc:creator>Dan Muller</dc:creator>
    <meta:editing-cycles>3</meta:editing-cycles>
    <meta:print-date>2009-11-02T20:39:00</meta:print-date>
    <meta:creation-date>2014-01-07T04:06:00</meta:creation-date>
    <dc:date>2014-01-06T22:46:34.49</dc:date>
    <meta:editing-duration>PT2H29M11S</meta:editing-duration>
    <meta:generator>OpenOffice/4.0.0$Win32 OpenOffice.org_project/400m3$Build-9702</meta:generator>
    <meta:document-statistic meta:table-count="1" meta:image-count="0" meta:object-count="0" meta:page-count="2" meta:paragraph-count="30" meta:word-count="208" meta:character-count="1333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